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Usuarios" style:family="table">
      <style:table-properties style:width="17.013cm" fo:margin-left="0cm" table:align="left"/>
    </style:style>
    <style:style style:name="TablaUsuarios.A" style:family="table-column">
      <style:table-column-properties style:column-width="1.005cm"/>
    </style:style>
    <style:style style:name="TablaUsuarios.B" style:family="table-column">
      <style:table-column-properties style:column-width="2.394cm"/>
    </style:style>
    <style:style style:name="TablaUsuarios.C" style:family="table-column">
      <style:table-column-properties style:column-width="1.7cm"/>
    </style:style>
    <style:style style:name="TablaUsuarios.F" style:family="table-column">
      <style:table-column-properties style:column-width="1.699cm"/>
    </style:style>
    <style:style style:name="TablaUsuarios.J" style:family="table-column">
      <style:table-column-properties style:column-width="1.713cm"/>
    </style:style>
    <style:style style:name="TablaUsuarios.A1" style:family="table-cell">
      <style:table-cell-properties style:writing-mode="pag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9520c" officeooo:paragraph-rsid="0019520c"/>
    </style:style>
    <style:style style:name="P3" style:family="paragraph" style:parent-style-name="Standard">
      <style:text-properties style:text-line-through-style="none" style:text-line-through-type="none" officeooo:rsid="0019520c" officeooo:paragraph-rsid="0019520c"/>
    </style:style>
    <style:style style:name="P4" style:family="paragraph" style:parent-style-name="Standard">
      <style:text-properties style:text-line-through-style="none" style:text-line-through-type="none" fo:font-weight="normal" officeooo:rsid="0019520c" officeooo:paragraph-rsid="0019520c" style:font-weight-asian="normal" style:font-weight-complex="normal"/>
    </style:style>
    <style:style style:name="P5" style:family="paragraph" style:parent-style-name="Text_20_body">
      <style:text-properties style:text-line-through-style="none" style:text-line-through-type="none" fo:font-weight="normal" officeooo:rsid="0019520c" officeooo:paragraph-rsid="0019520c" style:font-weight-asian="normal" style:font-weight-complex="normal"/>
    </style:style>
    <style:style style:name="P6" style:family="paragraph" style:parent-style-name="Standard">
      <style:text-properties fo:font-weight="bold" officeooo:rsid="0019520c" officeooo:paragraph-rsid="0019520c" style:font-weight-asian="bold" style:font-weight-complex="bold"/>
    </style:style>
    <style:style style:name="P7" style:family="paragraph" style:parent-style-name="Table_20_Contents">
      <style:text-properties officeooo:rsid="001e2077" officeooo:paragraph-rsid="001e2077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Usuarios" table:style-name="TablaUsuarios">
        <table:table-column table:style-name="TablaUsuarios.A"/>
        <table:table-column table:style-name="TablaUsuarios.B"/>
        <table:table-column table:style-name="TablaUsuarios.C" table:number-columns-repeated="3"/>
        <table:table-column table:style-name="TablaUsuarios.F"/>
        <table:table-column table:style-name="TablaUsuarios.C" table:number-columns-repeated="3"/>
        <table:table-column table:style-name="TablaUsuarios.J"/>
        <table:table-row table:style-name="TableLine2043707343392">
          <table:table-cell table:style-name="TablaUsuarios.A1" office:value-type="string">
            <text:p text:style-name="P7"/>
          </table:table-cell>
          <table:table-cell table:style-name="TablaUsuarios.A1" office:value-type="string">
            <text:p text:style-name="P7"/>
          </table:table-cell>
          <table:table-cell table:style-name="TablaUsuarios.A1" office:value-type="string">
            <text:p text:style-name="P7"/>
          </table:table-cell>
          <table:table-cell table:style-name="TablaUsuarios.A1" office:value-type="string">
            <text:p text:style-name="P7"/>
          </table:table-cell>
          <table:table-cell table:style-name="TablaUsuarios.A1" office:value-type="string">
            <text:p text:style-name="Table_20_Contents"/>
          </table:table-cell>
          <table:table-cell table:style-name="TablaUsuarios.A1" office:value-type="string">
            <text:p text:style-name="Table_20_Contents"/>
          </table:table-cell>
          <table:table-cell table:style-name="TablaUsuarios.A1" office:value-type="string">
            <text:p text:style-name="Table_20_Contents"/>
          </table:table-cell>
          <table:table-cell table:style-name="TablaUsuarios.A1" office:value-type="string">
            <text:p text:style-name="Table_20_Contents"/>
          </table:table-cell>
          <table:table-cell table:style-name="TablaUsuarios.A1" office:value-type="string">
            <text:p text:style-name="Table_20_Contents"/>
          </table:table-cell>
          <table:table-cell table:style-name="TablaUsuarios.A1" office:value-type="string">
            <text:p text:style-name="Table_20_Contents"/>
          </table:table-cell>
        </table:table-row>
      </table:table>
      <text:p text:style-name="P6">Tabla USUARIOS:</text:p>
      <text:p text:style-name="P2">-id (PK)</text:p>
      <text:p text:style-name="P2">-identificador</text:p>
      <text:p text:style-name="P2">-password</text:p>
      <text:p text:style-name="P3">-nombre_apellidos</text:p>
      <text:p text:style-name="P3">-correo</text:p>
      <text:p text:style-name="P3">-calle</text:p>
      <text:p text:style-name="P3">-numero</text:p>
      <text:p text:style-name="P3">-localidad</text:p>
      <text:p text:style-name="P3">-provincia</text:p>
      <text:p text:style-name="P3">-role</text:p>
      <text:p text:style-name="P3"/>
      <text:p text:style-name="P3">Tabla <text:span text:style-name="T1">MASCOTAS:</text:span></text:p>
      <text:p text:style-name="P4">-id(PK)</text:p>
      <text:p text:style-name="P4">-nombre</text:p>
      <text:p text:style-name="P4">-tipo</text:p>
      <text:p text:style-name="P4">-raza</text:p>
      <text:p text:style-name="P4">-edad</text:p>
      <text:p text:style-name="P4">-id_dueño (FK)</text:p>
      <text:p text:style-name="P4">-color</text:p>
      <text:p text:style-name="P4">-foto</text:p>
      <text:p text:style-name="P4"/>
      <text:p text:style-name="P4">Tabla <text:span text:style-name="T1">RAZAS:</text:span></text:p>
      <text:p text:style-name="P4">-id (PK)</text:p>
      <text:p text:style-name="P4">-mascota_id <text:s/>(FK)</text:p>
      <text:p text:style-name="P4">-nombre</text:p>
      <text:p text:style-name="P4">-tamaño</text:p>
      <text:p text:style-name="P4"/>
      <text:p text:style-name="P4">Tabla <text:span text:style-name="T1">CARRITO: </text:span></text:p>
      <text:p text:style-name="P4"><text:span text:style-name="T1">-</text:span>carrito_id (PK)</text:p>
      <text:p text:style-name="P4">-usuario_id (FK)</text:p>
      <text:p text:style-name="P4">-mascota_id (FK)</text:p>
      <text:p text:style-name="P4">-fecha</text:p>
      <text:p text:style-name="P4">-estado</text:p>
      <text:p text:style-name="P4"/>
      <text:p text:style-name="P4">Tabla <text:span text:style-name="T1">VACUNAS: </text:span></text:p>
      <text:p text:style-name="P4">-id (PK) </text:p>
      <text:p text:style-name="P4">-id_mascota (FK)</text:p>
      <text:p text:style-name="P4">-fecha</text:p>
      <text:p text:style-name="P4">-laboratorio</text:p>
      <text:p text:style-name="P4">-nombre</text:p>
      <text:p text:style-name="P4">-lote </text:p>
      <text:p text:style-name="P4">-numero</text:p>
      <text:p text:style-name="P4"/>
      <text:p text:style-name="P4">Tabla <text:span text:style-name="T1">NOTICIAS:</text:span></text:p>
      <text:p text:style-name="P4"><text:span text:style-name="T1">-</text:span>id (PK)</text:p>
      <text:p text:style-name="P4">-titulo</text:p>
      <text:p text:style-name="P4">-contenido</text:p>
      <text:p text:style-name="P4">-fecha_publicacion</text:p>
      <text:p text:style-name="P4"/>
      <text:p text:style-name="P4"/>
      <text:p text:style-name="P4"><text:soft-page-break/></text:p>
      <text:p text:style-name="P5">Vamos a normalizar tu base de datos paso a paso.</text:p>
      <text:h text:style-name="Heading_20_3" text:outline-level="3">Primera Forma Normal (1NF):</text:h>
      <text:p text:style-name="Text_20_body">Las tablas ya cumplen con la 1NF, ya que no hay conjuntos repetitivos y cada celda contiene un solo valor.</text:p>
      <text:h text:style-name="Heading_20_3" text:outline-level="3">Segunda Forma Normal (2NF):</text:h>
      <text:p text:style-name="Text_20_body">Para la 2NF, necesitamos asegurarnos de que no haya dependencias parciales.</text:p>
      <text:p text:style-name="Text_20_body"><text:span text:style-name="Strong_20_Emphasis">Cambios:</text:span></text:p>
      <text:list xml:id="list2662689933" text:style-name="L1">
        <text:list-item>
          <text:p text:style-name="P8">La tabla <text:span text:style-name="Source_20_Text">RAZAS</text:span> parece tener una dependencia parcial con respecto a la tabla <text:span text:style-name="Source_20_Text">MASCOTAS</text:span>. Moveremos las columnas <text:span text:style-name="Source_20_Text">nombre</text:span> y <text:span text:style-name="Source_20_Text">tamaño</text:span> a la tabla <text:span text:style-name="Source_20_Text">MASCOTAS</text:span>.</text:p>
        </text:list-item>
      </text:list>
      <text:p text:style-name="P1">sql</text:p>
      <text:p text:style-name="Preformatted_20_Text"><text:span text:style-name="Source_20_Text">-- Eliminar tabla RAZAS</text:span></text:p>
      <text:p text:style-name="Preformatted_20_Text"><text:span text:style-name="Source_20_Text">DROP TABLE `RAZAS`;</text:span></text:p>
      <text:p text:style-name="Preformatted_20_Text"/>
      <text:p text:style-name="Preformatted_20_Text"><text:span text:style-name="Source_20_Text">-- Eliminar columnas de la tabla MASCOTAS</text:span></text:p>
      <text:p text:style-name="Preformatted_20_Text"><text:span text:style-name="Source_20_Text">ALTER TABLE `MASCOTAS`</text:span></text:p>
      <text:p text:style-name="Preformatted_20_Text"><text:span text:style-name="Source_20_Text"><text:s text:c="2"/>DROP COLUMN `raza`,</text:span></text:p>
      <text:p text:style-name="Preformatted_20_Text"><text:span text:style-name="Source_20_Text"><text:s text:c="2"/>DROP COLUMN `tamaño`;</text:span></text:p>
      <text:p text:style-name="Preformatted_20_Text"/>
      <text:p text:style-name="Preformatted_20_Text"><text:span text:style-name="Source_20_Text">-- Añadir columnas a la tabla MASCOTAS</text:span></text:p>
      <text:p text:style-name="Preformatted_20_Text"><text:span text:style-name="Source_20_Text">ALTER TABLE `MASCOTAS`</text:span></text:p>
      <text:p text:style-name="Preformatted_20_Text"><text:span text:style-name="Source_20_Text"><text:s text:c="2"/>ADD COLUMN `nombre_raza` varchar(50) NOT NULL,</text:span></text:p>
      <text:p text:style-name="P1"><text:span text:style-name="Source_20_Text"><text:s text:c="2"/>ADD COLUMN `tamaño` enum('pequeño','mediano','grande') DEFAULT NULL;</text:span></text:p>
      <text:h text:style-name="Heading_20_3" text:outline-level="3">Tercera Forma Normal (3NF):</text:h>
      <text:p text:style-name="Text_20_body">Para la 3NF, eliminaremos las dependencias transitivas.</text:p>
      <text:p text:style-name="Text_20_body"><text:span text:style-name="Strong_20_Emphasis">Cambios:</text:span></text:p>
      <text:list xml:id="list1552575636" text:style-name="L2">
        <text:list-item>
          <text:p text:style-name="P9">La tabla <text:span text:style-name="Source_20_Text">CARRITO</text:span> tiene una dependencia transitiva con respecto a <text:span text:style-name="Source_20_Text">MASCOTAS</text:span>. Vamos a eliminar la columna <text:span text:style-name="Source_20_Text">estado</text:span> y crear una tabla <text:span text:style-name="Source_20_Text">ESTADOS</text:span> independiente.</text:p>
        </text:list-item>
      </text:list>
      <text:p text:style-name="P1">sql</text:p>
      <text:p text:style-name="Preformatted_20_Text"><text:span text:style-name="Source_20_Text">CREATE TABLE `ESTADOS` (</text:span></text:p>
      <text:p text:style-name="Preformatted_20_Text"><text:span text:style-name="Source_20_Text"><text:s text:c="2"/>`estado_id` int(11) PRIMARY KEY,</text:span></text:p>
      <text:p text:style-name="Preformatted_20_Text"><text:span text:style-name="Source_20_Text"><text:s text:c="2"/>`estado` varchar(255) NOT NULL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-- Eliminar columna 'estado' de la tabla CARRITO</text:span></text:p>
      <text:p text:style-name="Preformatted_20_Text"><text:span text:style-name="Source_20_Text">ALTER TABLE `CARRITO`</text:span></text:p>
      <text:p text:style-name="Preformatted_20_Text"><text:span text:style-name="Source_20_Text"><text:s text:c="2"/>DROP COLUMN `estado`,</text:span></text:p>
      <text:p text:style-name="Preformatted_20_Text"><text:span text:style-name="Source_20_Text"><text:s text:c="2"/>ADD COLUMN `estado_id` int(11) NOT NULL,</text:span></text:p>
      <text:p text:style-name="P1"><text:span text:style-name="Source_20_Text"><text:s text:c="2"/>ADD CONSTRAINT `CARRITO_estados_fk` FOREIGN KEY (`estado_id`) REFERENCES `ESTADOS` (`estado_id`);</text:span></text:p>
      <text:h text:style-name="Heading_20_3" text:outline-level="3">Resultado Final:</text:h>
      <text:p text:style-name="P1">sql</text:p>
      <text:p text:style-name="Preformatted_20_Text"><text:soft-page-break/><text:span text:style-name="Source_20_Text">Tabla USUARIOS:</text:span></text:p>
      <text:p text:style-name="Preformatted_20_Text"><text:span text:style-name="Source_20_Text">-id (PK)</text:span></text:p>
      <text:p text:style-name="Preformatted_20_Text"><text:span text:style-name="Source_20_Text">-identificador</text:span></text:p>
      <text:p text:style-name="Preformatted_20_Text"><text:span text:style-name="Source_20_Text">-password</text:span></text:p>
      <text:p text:style-name="Preformatted_20_Text"><text:span text:style-name="Source_20_Text">-nombre_apellidos</text:span></text:p>
      <text:p text:style-name="Preformatted_20_Text"><text:span text:style-name="Source_20_Text">-correo</text:span></text:p>
      <text:p text:style-name="Preformatted_20_Text"><text:span text:style-name="Source_20_Text">-calle</text:span></text:p>
      <text:p text:style-name="Preformatted_20_Text"><text:span text:style-name="Source_20_Text">-numero</text:span></text:p>
      <text:p text:style-name="Preformatted_20_Text"><text:span text:style-name="Source_20_Text">-localidad</text:span></text:p>
      <text:p text:style-name="Preformatted_20_Text"><text:span text:style-name="Source_20_Text">-provincia</text:span></text:p>
      <text:p text:style-name="Preformatted_20_Text"><text:span text:style-name="Source_20_Text">-role</text:span></text:p>
      <text:p text:style-name="Preformatted_20_Text"/>
      <text:p text:style-name="Preformatted_20_Text"><text:span text:style-name="Source_20_Text">Tabla MASCOTAS:</text:span></text:p>
      <text:p text:style-name="Preformatted_20_Text"><text:span text:style-name="Source_20_Text">-id (PK)</text:span></text:p>
      <text:p text:style-name="Preformatted_20_Text"><text:span text:style-name="Source_20_Text">-nombre</text:span></text:p>
      <text:p text:style-name="Preformatted_20_Text"><text:span text:style-name="Source_20_Text">-tipo</text:span></text:p>
      <text:p text:style-name="Preformatted_20_Text"><text:span text:style-name="Source_20_Text">-edad</text:span></text:p>
      <text:p text:style-name="Preformatted_20_Text"><text:span text:style-name="Source_20_Text">-id_dueño (FK)</text:span></text:p>
      <text:p text:style-name="Preformatted_20_Text"><text:span text:style-name="Source_20_Text">-color</text:span></text:p>
      <text:p text:style-name="Preformatted_20_Text"><text:span text:style-name="Source_20_Text">-foto</text:span></text:p>
      <text:p text:style-name="Preformatted_20_Text"><text:span text:style-name="Source_20_Text">-nombre_raza</text:span></text:p>
      <text:p text:style-name="Preformatted_20_Text"><text:span text:style-name="Source_20_Text">-tamaño</text:span></text:p>
      <text:p text:style-name="Preformatted_20_Text"/>
      <text:p text:style-name="Preformatted_20_Text"><text:span text:style-name="Source_20_Text">Tabla CARRITO:</text:span></text:p>
      <text:p text:style-name="Preformatted_20_Text"><text:span text:style-name="Source_20_Text">-carrito_id (PK)</text:span></text:p>
      <text:p text:style-name="Preformatted_20_Text"><text:span text:style-name="Source_20_Text">-usuario_id (FK)</text:span></text:p>
      <text:p text:style-name="Preformatted_20_Text"><text:span text:style-name="Source_20_Text">-mascota_id (FK)</text:span></text:p>
      <text:p text:style-name="Preformatted_20_Text"><text:span text:style-name="Source_20_Text">-fecha</text:span></text:p>
      <text:p text:style-name="Preformatted_20_Text"><text:span text:style-name="Source_20_Text">-estado_id (FK)</text:span></text:p>
      <text:p text:style-name="Preformatted_20_Text"/>
      <text:p text:style-name="Preformatted_20_Text"><text:span text:style-name="Source_20_Text">Tabla VACUNAS:</text:span></text:p>
      <text:p text:style-name="Preformatted_20_Text"><text:span text:style-name="Source_20_Text">-id (PK) </text:span></text:p>
      <text:p text:style-name="Preformatted_20_Text"><text:span text:style-name="Source_20_Text">-id_mascota (FK)</text:span></text:p>
      <text:p text:style-name="Preformatted_20_Text"><text:span text:style-name="Source_20_Text">-fecha</text:span></text:p>
      <text:p text:style-name="Preformatted_20_Text"><text:span text:style-name="Source_20_Text">-laboratorio</text:span></text:p>
      <text:p text:style-name="Preformatted_20_Text"><text:span text:style-name="Source_20_Text">-nombre</text:span></text:p>
      <text:p text:style-name="Preformatted_20_Text"><text:span text:style-name="Source_20_Text">-lote </text:span></text:p>
      <text:p text:style-name="Preformatted_20_Text"><text:span text:style-name="Source_20_Text">-numero</text:span></text:p>
      <text:p text:style-name="Preformatted_20_Text"/>
      <text:p text:style-name="Preformatted_20_Text"><text:span text:style-name="Source_20_Text">Tabla NOTICIAS:</text:span></text:p>
      <text:p text:style-name="Preformatted_20_Text"><text:span text:style-name="Source_20_Text">-id (PK)</text:span></text:p>
      <text:p text:style-name="Preformatted_20_Text"><text:span text:style-name="Source_20_Text">-titulo</text:span></text:p>
      <text:p text:style-name="Preformatted_20_Text"><text:span text:style-name="Source_20_Text">-contenido</text:span></text:p>
      <text:p text:style-name="Preformatted_20_Text"><text:span text:style-name="Source_20_Text">-fecha_publicacion</text:span></text:p>
      <text:p text:style-name="Preformatted_20_Text"/>
      <text:p text:style-name="Preformatted_20_Text"><text:span text:style-name="Source_20_Text">Tabla ESTADOS:</text:span></text:p>
      <text:p text:style-name="Preformatted_20_Text"><text:span text:style-name="Source_20_Text">-estado_id (PK)</text:span></text:p>
      <text:p text:style-name="P1"><text:span text:style-name="Source_20_Text">-estado</text:span></text:p>
      <text:p text:style-name="Text_20_body">Con estos cambios, tu base de datos debería estar en una forma normalizada. Recuerda que el proceso de normalización puede variar según los requisitos específicos de tu aplicación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1T18:57:24.789000000</meta:creation-date>
    <dc:date>2024-02-01T19:18:20.219000000</dc:date>
    <meta:editing-duration>PT1H1M32S</meta:editing-duration>
    <meta:editing-cycles>3</meta:editing-cycles>
    <meta:generator>LibreOffice/7.3.2.2$Windows_X86_64 LibreOffice_project/49f2b1bff42cfccbd8f788c8dc32c1c309559be0</meta:generator>
    <meta:document-statistic meta:table-count="1" meta:image-count="0" meta:object-count="0" meta:page-count="3" meta:paragraph-count="122" meta:word-count="351" meta:character-count="2423" meta:non-whitespace-character-count="2171"/>
  </office:meta>
</office:document-meta>
</file>